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color="#ff9966" style:font-weight-asian="bold"/>
    </style:style>
    <style:style style:name="T2" style:family="text">
      <style:text-properties fo:color="#007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商家收款产品</text:span> <text:line-break/><text:line-break/>支付宝即时到账收款接口：<text:bookmark text:name="url_3"/><text:a xlink:type="simple" xlink:href="http://download.alipay.com/public/api/base/alipaydirect.zip" office:target-frame-name="_blank" xlink:show="new">点击下载</text:a> <text:line-break/>产品包含：即时到帐接口、即时到帐批量退款接口 <text:line-break/>产品介绍： <text:bookmark text:name="url_4"/><text:a xlink:type="simple" xlink:href="https://b.alipay.com/order/productDetail.htm?productId=2012051600355662" office:target-frame-name="_blank" xlink:show="new"><text:span text:style-name="T2">即时到账收款</text:span></text:a><text:line-break/>集成教程在线视频：<text:bookmark text:name="url_5"/><text:a xlink:type="simple" xlink:href="http://act.life.alipay.com/shopping/promotion/subject/new_paytype/video.htm?filename=jishidaozhang" office:target-frame-name="_blank" xlink:show="new">http://act.life.alipay.com/shopping/promotion/subject/new_paytype/video.htm?filename=jishidaozhang</text:a><text:line-break/><text:line-break/>支付宝担保交易收款接口：<text:bookmark text:name="url_6"/><text:a xlink:type="simple" xlink:href="http://download.alipay.com/public/api/base/alipayescow.zip" office:target-frame-name="_blank" xlink:show="new">点击下载</text:a> <text:line-break/>产品包含：担保交易接口、确认发货接口 <text:line-break/>产品介绍：<text:bookmark text:name="url_7"/><text:a xlink:type="simple" xlink:href="https://b.alipay.com/order/productDetail.htm?productId=2011060800327556" office:target-frame-name="_blank" xlink:show="new"><text:span text:style-name="T2">担保交易收款</text:span></text:a> <text:line-break/>集成教程在线视频：<text:bookmark text:name="url_8"/><text:a xlink:type="simple" xlink:href="http://act.life.alipay.com/shopping/promotion/subject/new_paytype/video.htm?filename=danbaojiaoyi" office:target-frame-name="_blank" xlink:show="new">http://act.life.alipay.com/shopping/promotion/subject/new_paytype/video.htm?filename=danbaojiaoyi</text:a><text:line-break/><text:line-break/>支付宝双功能收款接口：<text:bookmark text:name="url_9"/><text:a xlink:type="simple" xlink:href="http://download.alipay.com/public/api/base/alipaydualfun.zip" office:target-frame-name="_blank" xlink:show="new">点击下载</text:a> <text:line-break/>产品包含：双功能接口、确认发货接口 <text:line-break/>产品介绍：<text:bookmark text:name="url_10"/><text:a xlink:type="simple" xlink:href="https://b.alipay.com/order/productDetail.htm?productId=2011060800327553" office:target-frame-name="_blank" xlink:show="new"><text:span text:style-name="T2">双功能收款</text:span></text:a> <text:line-break/>集成教程在线视频：<text:bookmark text:name="url_11"/><text:a xlink:type="simple" xlink:href="http://act.life.alipay.com/shopping/promotion/subject/new_paytype/video.htm?filename=shuangjiekou" office:target-frame-name="_blank" xlink:show="new">http://act.life.alipay.com/shopping/promotion/subject/new_paytype/video.htm?filename=shuangjiekou</text:a><text:line-break/><text:line-break/>支付宝网银支付：<text:bookmark text:name="url_12"/><text:a xlink:type="simple" xlink:href="http://download.alipay.com/public/api/base/alipaydirect_bankpay_single.zip" office:target-frame-name="_blank" xlink:show="new">点击下载</text:a> <text:line-break/>产品包含：纯网关接口 <text:line-break/>产品介绍：<text:bookmark text:name="url_13"/><text:a xlink:type="simple" xlink:href="https://b.alipay.com/order/productDetail.htm?productId=2011051800325816" office:target-frame-name="_blank" xlink:show="new"><text:span text:style-name="T2">网银支付</text:span></text:a> <text:line-break/>与即时到帐接口的区别： <text:line-break/>代码是一模一样的，唯一不同的是如果要使用此产品，那么请求参数defaultbank和payment为必传字段，且paymethod=bankPay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 </meta:initial-creator>
    <meta:creation-date>2013-12-27T16:39:55.427787528</meta:creation-date>
    <dc:date>2013-12-27T16:40:58.091606821</dc:date>
    <dc:creator>rap </dc:creator>
    <meta:editing-duration>P0D</meta:editing-duration>
    <meta:editing-cycles>1</meta:editing-cycles>
    <meta:document-statistic meta:table-count="0" meta:image-count="0" meta:object-count="0" meta:page-count="1" meta:paragraph-count="1" meta:word-count="255" meta:character-count="612" meta:non-whitespace-character-count="576"/>
    <meta:generator>LibreOffice/4.1.3.2$Linux_x86 LibreOffice_project/70feb7d99726f064edab4605a8ab840c50ec57a</meta:generator>
  </office:meta>
</office:document-meta>
</file>